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d Amadeo Rells of The Pyre, Warden of the Range, Protector of the Riverrun. He became Lord after his father's death, and acts as one of the four Wardens of the Range that hold fortresses against enemies marching on Pike. The others are Lord Harland Redblade to the north, Lord Werreth Delmy at Veragost, and Lord Adabard Aster north of Eastmou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18T10:08:34.34</meta:creation-date>
    <dc:date>2015-08-17T14:05:34.12</dc:date>
    <dc:creator>Nolan Roth</dc:creator>
    <meta:editing-duration>PT58M38S</meta:editing-duration>
    <meta:editing-cycles>2</meta:editing-cycles>
    <meta:generator>OpenOffice/4.1.1$Win32 OpenOffice.org_project/411m6$Build-9775</meta:generator>
    <meta:document-statistic meta:table-count="0" meta:image-count="0" meta:object-count="0" meta:page-count="1" meta:paragraph-count="1" meta:word-count="61" meta:character-count="350"/>
  </office:meta>
</office:document-meta>
</file>